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purpose-charter"/>Purpose Charter<text:bookmark-end text:name="purpose-charter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0/purpose-charter" office:name=""><text:span text:style-name="Definition">https://blueprint.ecohubs.community/articles/rcos-templates/layer-0/purpose-chart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0 — Identity &amp; Scope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0-identity-scope#21-purpose-definition" office:name=""><text:span text:style-name="Definition">§2.1</text:span></text:a>, <text:a xlink:type="simple" xlink:href="https://blueprint.ecohubs.community/articles/rcos-core/v0-1/layer-0-identity-scope#25-artifacts" office:name=""><text:span text:style-name="Definition">§2.5</text:span></text:a></text:p>
        </text:list-item>
      </text:list>
      <text:p text:style-name="Horizontal_20_Line"/>
      <text:h text:style-name="Heading_20_2" text:outline-level="2"><text:bookmark-start text:name="primary-purpose"/>Primary Purpose<text:bookmark-end text:name="primary-purpos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1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2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5</text:span></text:span></text:a></text:p>
      <text:p text:style-name="P3"><text:span text:style-name="T1">Rationale — Why a single enduring purpose</text:span></text:p>
      <text:p text:style-name="P3">Every decision, role, and allocation of resources downstream has to stay consistent with one thing — the community’s primary purpose. If it drifts, shifts with trends, or gets rewritten to justify the latest project, there is nothing left to anchor governance to. A single, stable primary purpose is the constitutional north star: strategies change, the purpose does not.</text:p>
      <text:p text:style-name="P4"><text:span text:style-name="T1">Instructions — How to fill this in</text:span></text:p>
      <text:p text:style-name="P4">State exactly one primary purpose. It must describe the enduring reason your community exists — not a project, strategy, or short-term goal. One or two sentences.</text:p>
      <text:p text:style-name="First_20_paragraph"><text:span text:style-name="T2">&lt;Your community’s primary purpose, in one or two sentences.&gt;</text:span></text:p>
      <text:h text:style-name="Heading_20_2" text:outline-level="2"><text:bookmark-start text:name="secondary-purposes"/>Secondary Purposes<text:bookmark-end text:name="secondary-purposes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4</text:span></text:span></text:a></text:p>
      <text:p text:style-name="P5"><text:span text:style-name="T1">Rationale — Why allow secondary purposes</text:span></text:p>
      <text:p text:style-name="P5">A community rarely does only one thing. Secondary purposes make space for the other concrete outcomes the community pursues — but they are subordinate. If a secondary purpose ever conflicts with the primary, the primary wins. Declaring them explicitly prevents scope creep from masquerading as core work.</text:p>
      <text:p text:style-name="P6"><text:span text:style-name="T1">Instructions — How to fill this in</text:span></text:p>
      <text:p text:style-name="P6">List concrete secondary outcomes the community pursues. They must not conflict with or override the primary purpose. Remove the section entirely if you have none.</text:p>
      <text:list text:style-name="L3">
        <text:list-item>
          <text:p text:style-name="P7"><text:span text:style-name="T2">&lt;Secondary purpose 1.&gt;</text:span></text:p>
        </text:list-item>
        <text:list-item>
          <text:p text:style-name="P7"><text:span text:style-name="T2">&lt;Secondary purpose 2.&gt;</text:span></text:p>
        </text:list-item>
        <text:list-item>
          <text:p text:style-name="P7"><text:span text:style-name="T2">&lt;Secondary purpose 3.&gt;</text:span></text:p>
        </text:list-item>
      </text:list>
      <text:h text:style-name="Heading_20_2" text:outline-level="2"><text:bookmark-start text:name="non-goals-and-exclusions"/>Non-Goals and Exclusions<text:bookmark-end text:name="non-goals-and-exclusions"/></text:h>
      <text:p text:style-name="P8"><text:span text:style-name="T1">Rationale — Why state what the community is not</text:span></text:p>
      <text:p text:style-name="P8">Communities drift by accretion — one uncontested assumption at a time. Naming what the community is explicitly <text:span text:style-name="T2">not</text:span> makes boundary violations visible early, and gives anyone a clear basis to object before an activity becomes normalized. Silence here gets read as consent.</text:p>
      <text:p text:style-name="P9"><text:span text:style-name="T1">Instructions — How to fill this in</text:span></text:p>
      <text:p text:style-name="P9">Name the things your community is explicitly NOT, especially identities or roles others might assume by default (political party, investment vehicle, religious group, etc.).</text:p>
      <text:list text:style-name="L4">
        <text:list-item>
          <text:p text:style-name="P10"><text:span text:style-name="T2">&lt;Non-goal 1.&gt;</text:span></text:p>
        </text:list-item>
        <text:list-item>
          <text:p text:style-name="P10"><text:span text:style-name="T2">&lt;Non-goal 2.&gt;</text:span></text:p>
        </text:list-item>
        <text:list-item>
          <text:p text:style-name="P10"><text:span text:style-name="T2">&lt;Non-goal 3.&gt;</text:span></text:p>
        </text:list-item>
      </text:list>
      <text:h text:style-name="Heading_20_2" text:outline-level="2"><text:bookmark-start text:name="conditions-for-purpose-change"/>Conditions for Purpose Change<text:bookmark-end text:name="conditions-for-purpose-chang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3</text:span></text:span></text:a></text:p>
      <text:p text:style-name="P11"><text:span text:style-name="T1">Rationale — Why make changing the purpose hard</text:span></text:p>
      <text:p text:style-name="P11">Purpose is the one thing everything else depends on. If it were easy to change, nothing above it in the stack — membership, governance, invariants — could be trusted to mean the same thing from one year to the next. Constitutional-level thresholds and a ratification delay force a deliberate, visible act, not a quiet drift.</text:p>
      <text:p text:style-name="P12"><text:span text:style-name="T1">Instructions — How to fill this in</text:span></text:p>
      <text:p text:style-name="P12">Describe the change procedure. At minimum: the decision type required for the primary purpose (Constitutional, per Layer 2), the threshold, the ratification delay, and where the change is recorded (Layer 6 version history). Secondary purposes typically need a lower bar.</text:p>
      <text:p text:style-name="First_20_paragraph">The primary purpose may only be changed through a Constitutional decision as defined in the Decision Matrix (Layer 2), requiring <text:span text:style-name="T2">&lt;threshold, e.g. supermajority of Full Members ≥⅔ of votes cast&gt;</text:span>, followed by a ratification period of no less than <text:span text:style-name="T2">&lt;duration, e.g. 30 days&gt;</text:span>. Secondary purposes may be changed through a Strategic decision. Any change must be recorded in the Version History (Layer 6)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5">
        <text:list-item>
          <text:p text:style-name="P13"><text:span text:style-name="T1">Adopted:</text:span> </text:p>
        </text:list-item>
        <text:list-item>
          <text:p text:style-name="P13"><text:span text:style-name="T1">Decision type:</text:span> Constitutional</text:p>
        </text:list-item>
        <text:list-item>
          <text:p text:style-name="P13"><text:span text:style-name="T1">Version:</text:span> </text:p>
        </text:list-item>
        <text:list-item>
          <text:p text:style-name="P1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5:53Z</meta:creation-date>
    <dc:date>2026-04-29T00:55:53Z</dc:date>
    <meta:user-defined meta:name="title-meta" meta:value-type="string">Purpose Charter</meta:user-defined>
  </office:meta>
</office:document-meta>
</file>